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2156" officeooo:paragraph-rsid="000270a4"/>
    </style:style>
    <style:style style:name="P2" style:family="paragraph" style:parent-style-name="Standard">
      <style:text-properties officeooo:rsid="000d3515" officeooo:paragraph-rsid="000270a4"/>
    </style:style>
    <style:style style:name="T1" style:family="text">
      <style:text-properties officeooo:rsid="000d35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hat is your topic</text:span></text:p>
      <text:p text:style-name="P2">scope, define, relevance</text:p>
      <text:p text:style-name="P2"/>
      <text:p text:style-name="P2">what is the elemnt related to class</text:p>
      <text:p text:style-name="P2">specific</text:p>
      <text:p text:style-name="P2"/>
      <text:p text:style-name="P2">what you leanre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3:14:33.069403778</meta:creation-date>
    <dc:date>2024-12-02T13:14:42.219218994</dc:date>
    <meta:editing-duration>PT9S</meta:editing-duration>
    <meta:editing-cycles>1</meta:editing-cycles>
    <meta:generator>LibreOffice/24.8.3.2$Linux_X86_64 LibreOffice_project/480$Build-2</meta:generator>
    <meta:document-statistic meta:table-count="0" meta:image-count="0" meta:object-count="0" meta:page-count="1" meta:paragraph-count="5" meta:word-count="18" meta:character-count="101" meta:non-whitespace-character-count="88"/>
  </office:meta>
</office:document-meta>
</file>